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 Damage</text:p>
      <text:p text:style-name="Standard">Just prior to subtracting hitpoints from a combatant as a result of an attack, we set hookParameter[0] to the empty string. <text:s/>Then we search for scripts named “ComputeDamage” in the following places:</text:p>
      <text:list xml:id="list30607637" text:style-name="L1">
        <text:list-item>
          <text:p text:style-name="P2">The Weapon (if any)</text:p>
        </text:list-item>
        <text:list-item>
          <text:p text:style-name="P2">The Target's Monster Type (eg: orc) </text:p>
        </text:list-item>
        <text:list-item>
          <text:p text:style-name="P2">The Target Combatant.</text:p>
        </text:list-item>
      </text:list>
      <text:p text:style-name="Standard"/>
      <text:p text:style-name="Standard">Each script can examine hook parameter[0] and return a value that will replace hook parameter[0]. <text:s/>If, after all scripts have been called, hook parameter[0] is non-empty, then its value will be used as the damage.</text:p>
      <text:p text:style-name="Heading">Parameters</text:p>
      <text:p text:style-name="Standard">Hook parameter 5 contains the damage as computed by the engine. </text:p>
      <text:p text:style-name="Standard"/>
      <text:p text:style-name="Standard">Hook parameter 6 contains a “1” if the damage is considered 'non-lethal'.</text:p>
      <text:p text:style-name="Standard"/>
      <text:p text:style-name="Standard">Hook parameter 7 can be used to replace the normal “Rolls and hits for points” message. <text:s/>There are actually two messages: <text:s/>“Rolls and hits” and “Rolls and backstabs”. <text:s/>Hook parameter 7, if non-empty, will replace whichever of the two would otherwise be displayed.</text:p>
      <text:p text:style-name="Heading">Context</text:p>
      <text:p text:style-name="Standard"/>
      <text:p text:style-name="Standard">Attacker Character --- $AttackerContext</text:p>
      <text:p text:style-name="Standard">Target Character <text:s/>--- <text:s/>$TargetContext()</text:p>
      <text:p text:style-name="Standard">Weapon --- <text:s/>$ItemContext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26T09:52:16.72</meta:creation-date>
    <meta:generator>OpenOffice.org/3.2$Win32 OpenOffice.org_project/320m18$Build-9502</meta:generator>
    <dc:date>2012-01-05T11:02:30.81</dc:date>
    <dc:creator>Paul Stevens</dc:creator>
    <meta:editing-duration>PT00H40M28S</meta:editing-duration>
    <meta:editing-cycles>6</meta:editing-cycles>
    <meta:document-statistic meta:table-count="0" meta:image-count="0" meta:object-count="0" meta:page-count="1" meta:paragraph-count="14" meta:word-count="169" meta:character-count="1028"/>
  </office:meta>
</office:document-meta>
</file>